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 style:font-family-generic="roman" style:font-pitch="variable"/>
    <style:font-face style:name="等线" svg:font-family="等线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  <style:font-face style:name="等线1" svg:font-family="等线" style:font-family-generic="system" style:font-pitch="variable"/>
  </office:font-face-decls>
  <office:automatic-styles>
    <style:style style:name="P1" style:family="paragraph" style:parent-style-name="Standard">
      <style:text-properties fo:color="#333333"/>
    </style:style>
    <style:style style:name="P2" style:family="paragraph" style:parent-style-name="Standard">
      <style:paragraph-properties fo:text-align="start" style:justify-single-word="false" fo:orphans="2" fo:widows="2"/>
      <style:text-properties style:font-name="宋体" fo:font-size="12pt" style:letter-kerning="false" style:font-name-asian="宋体1" style:font-size-asian="12pt" style:font-name-complex="宋体1" style:font-size-complex="12pt"/>
    </style:style>
    <style:style style:name="P3" style:family="paragraph" style:parent-style-name="Standard">
      <style:paragraph-properties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宋体" fo:font-size="12pt" style:letter-kerning="false" style:font-name-asian="宋体1" style:font-size-asian="12pt" style:font-name-complex="宋体1" style:font-size-complex="12pt"/>
    </style:style>
    <style:style style:name="P4" style:family="paragraph" style:parent-style-name="Standard">
      <style:paragraph-properties fo:margin-top="0.494cm" fo:margin-bottom="0.494cm" loext:contextual-spacing="false" fo:text-align="start" style:justify-single-word="false" fo:orphans="2" fo:widows="2"/>
    </style:style>
    <style:style style:name="P5" style:family="paragraph" style:parent-style-name="Standard">
      <style:paragraph-properties fo:margin-left="0cm" fo:margin-right="0cm" fo:margin-top="0.494cm" fo:margin-bottom="0.494cm" loext:contextual-spacing="false" fo:text-align="start" style:justify-single-word="false" fo:orphans="2" fo:widows="2" fo:text-indent="1.482cm" style:auto-text-indent="false"/>
    </style:style>
    <style:style style:name="P6" style:family="paragraph" style:parent-style-name="Standard">
      <style:paragraph-properties fo:margin-left="0cm" fo:margin-right="0cm" fo:margin-top="0.494cm" fo:margin-bottom="0.494cm" loext:contextual-spacing="false" fo:text-align="start" style:justify-single-word="false" fo:orphans="2" fo:widows="2" fo:text-indent="1.482cm" style:auto-text-indent="false"/>
      <style:text-properties style:font-name="宋体" fo:font-size="12pt" style:letter-kerning="false" style:font-name-asian="宋体1" style:font-size-asian="12pt" style:font-name-complex="宋体1" style:font-size-complex="12pt"/>
    </style:style>
    <style:style style:name="P7" style:family="paragraph" style:parent-style-name="Standard">
      <style:paragraph-properties fo:margin-left="0cm" fo:margin-right="0cm" fo:text-indent="0.185cm" style:auto-text-indent="false"/>
    </style:style>
    <style:style style:name="P8" style:family="paragraph" style:parent-style-name="Standard">
      <style:paragraph-properties fo:margin-left="0.185cm" fo:margin-right="0cm" fo:text-indent="-0.185cm" style:auto-text-indent="false"/>
    </style:style>
    <style:style style:name="P9" style:family="paragraph" style:parent-style-name="List_20_Paragraph">
      <style:paragraph-properties fo:margin-left="0.82cm" fo:margin-right="0cm" fo:text-indent="1.296cm" style:auto-text-indent="false"/>
    </style:style>
    <style:style style:name="P10" style:family="paragraph" style:parent-style-name="List_20_Paragraph">
      <style:paragraph-properties fo:margin-left="0cm" fo:margin-right="0cm" fo:text-indent="0cm" style:auto-text-indent="false"/>
      <style:text-properties officeooo:rsid="001bd3fa" officeooo:paragraph-rsid="001bd3fa"/>
    </style:style>
    <style:style style:name="P11" style:family="paragraph" style:parent-style-name="List_20_Paragraph">
      <style:paragraph-properties fo:margin-left="0cm" fo:margin-right="0cm" fo:text-indent="0cm" style:auto-text-indent="false"/>
      <style:text-properties officeooo:rsid="001f5526" officeooo:paragraph-rsid="001f5526"/>
    </style:style>
    <style:style style:name="P12" style:family="paragraph" style:parent-style-name="List_20_Paragraph">
      <style:paragraph-properties fo:margin-left="0cm" fo:margin-right="0cm" fo:text-indent="0cm" style:auto-text-indent="false"/>
      <style:text-properties officeooo:rsid="0021cd60" officeooo:paragraph-rsid="0021cd60"/>
    </style:style>
    <style:style style:name="P13" style:family="paragraph" style:parent-style-name="List_20_Paragraph">
      <style:paragraph-properties fo:margin-left="0cm" fo:margin-right="0cm" fo:text-indent="0cm" style:auto-text-indent="false"/>
      <style:text-properties officeooo:rsid="0023c231" officeooo:paragraph-rsid="0023c231"/>
    </style:style>
    <style:style style:name="P14" style:family="paragraph" style:parent-style-name="List_20_Paragraph">
      <style:paragraph-properties fo:margin-left="0cm" fo:margin-right="0cm" fo:text-indent="0cm" style:auto-text-indent="false"/>
      <style:text-properties officeooo:rsid="002501a5" officeooo:paragraph-rsid="002501a5"/>
    </style:style>
    <style:style style:name="P15" style:family="paragraph" style:parent-style-name="Standard" style:master-page-name="Standard">
      <style:paragraph-properties style:page-number="auto"/>
    </style:style>
    <style:style style:name="P16" style:family="paragraph" style:parent-style-name="List_20_Paragraph" style:list-style-name="WWNum1"/>
    <style:style style:name="P17" style:family="paragraph" style:parent-style-name="List_20_Paragraph" style:list-style-name="WWNum2"/>
    <style:style style:name="P18" style:family="paragraph" style:parent-style-name="List_20_Paragraph">
      <style:paragraph-properties fo:margin-left="0cm" fo:margin-right="0cm" fo:text-indent="0cm" style:auto-text-indent="false"/>
      <style:text-properties officeooo:rsid="001bd3fa" officeooo:paragraph-rsid="001bd3fa"/>
    </style:style>
    <style:style style:name="P19" style:family="paragraph" style:parent-style-name="List_20_Paragraph">
      <style:paragraph-properties fo:margin-left="0cm" fo:margin-right="0cm" fo:text-indent="0cm" style:auto-text-indent="false"/>
      <style:text-properties officeooo:rsid="00254167" officeooo:paragraph-rsid="00254167"/>
    </style:style>
    <style:style style:name="P20" style:family="paragraph" style:parent-style-name="List_20_Paragraph">
      <style:paragraph-properties fo:margin-left="0cm" fo:margin-right="0cm" fo:text-indent="0cm" style:auto-text-indent="false"/>
      <style:text-properties officeooo:rsid="00254167" officeooo:paragraph-rsid="002a526b"/>
    </style:style>
    <style:style style:name="P21" style:family="paragraph" style:parent-style-name="List_20_Paragraph">
      <style:paragraph-properties fo:margin-left="0cm" fo:margin-right="0cm" fo:text-indent="0cm" style:auto-text-indent="false"/>
      <style:text-properties officeooo:rsid="00284505" officeooo:paragraph-rsid="00284505"/>
    </style:style>
    <style:style style:name="P22" style:family="paragraph" style:parent-style-name="List_20_Paragraph">
      <style:paragraph-properties fo:margin-left="0cm" fo:margin-right="0cm" fo:text-indent="0cm" style:auto-text-indent="false"/>
      <style:text-properties officeooo:rsid="00288db1" officeooo:paragraph-rsid="00288db1"/>
    </style:style>
    <style:style style:name="P23" style:family="paragraph" style:parent-style-name="List_20_Paragraph">
      <style:paragraph-properties fo:margin-left="0cm" fo:margin-right="0cm" fo:text-indent="0cm" style:auto-text-indent="false"/>
      <style:text-properties officeooo:rsid="00288db1" officeooo:paragraph-rsid="002a526b"/>
    </style:style>
    <style:style style:name="T1" style:family="text">
      <style:text-properties fo:color="#333333"/>
    </style:style>
    <style:style style:name="T2" style:family="text">
      <style:text-properties style:font-name="宋体" fo:font-size="12pt" style:letter-kerning="false" style:font-name-asian="宋体1" style:font-size-asian="12pt" style:font-name-complex="宋体1" style:font-size-complex="12pt"/>
    </style:style>
    <style:style style:name="T3" style:family="text">
      <style:text-properties fo:color="#ff0000" style:font-name="宋体" fo:font-size="12pt" style:letter-kerning="false" style:font-name-asian="宋体1" style:font-size-asian="12pt" style:font-name-complex="宋体1" style:font-size-complex="12pt"/>
    </style:style>
    <style:style style:name="T4" style:family="text">
      <style:text-properties officeooo:rsid="00205145"/>
    </style:style>
    <style:style style:name="T5" style:family="text">
      <style:text-properties officeooo:rsid="0021cd60"/>
    </style:style>
    <style:style style:name="T6" style:family="text">
      <style:text-properties officeooo:rsid="00253eb2"/>
    </style:style>
    <style:style style:name="T7" style:family="text">
      <style:text-properties officeooo:rsid="0025fc44"/>
    </style:style>
    <style:style style:name="T8" style:family="text">
      <style:text-properties officeooo:rsid="00284505"/>
    </style:style>
    <style:style style:name="T9" style:family="text">
      <style:text-properties officeooo:rsid="002a52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2019 0717</text:p>
      <text:p text:style-name="Standard">1.在编译tensorRt中的sample时遇到如下问题：</text:p>
      <text:p text:style-name="Standard"/>
      <text:p text:style-name="P1">warning: Clock skew detected. Your build may beincomplete.</text:p>
      <text:p text:style-name="P1"/>
      <text:p text:style-name="P1">对于这个问题可以通过更新系统时间解决。</text:p>
      <text:p text:style-name="P1"/>
      <text:p text:style-name="P1">网上方法缺少一个结束进程 所以更改后会自动改回。</text:p>
      <text:p text:style-name="Standard"><text:span text:style-name="T1">方法参照 nvidia 论坛</text:span><text:a xlink:type="simple" xlink:href="https://devtalk.nvidia.com/default/topic/1046003/drive-agx/clock-is-behind-hyperion-launcher-does-not-work/" text:style-name="Internet_20_link" text:visited-style-name="Visited_20_Internet_20_Link">https://devtalk.nvidia.com/default/topic/1046003/drive-agx/clock-is-behind-hyperion-launcher-does-not-work/</text:a></text:p>
      <text:p text:style-name="P1"/>
      <text:p text:style-name="P1">首先安装ntp</text:p>
      <text:p text:style-name="P1">接着执行以下指令。</text:p>
      <text:p text:style-name="Standard">sudo killall ptp4l<text:line-break/>sudo killall phc2sys<text:line-break/>sudo service ntp stop<text:line-break/>sudo timedatectl set-ntp false<text:line-break/>sudo ntpdate pool.ntp.org</text:p>
      <text:p text:style-name="Standard"/>
      <text:p text:style-name="Standard">2.关于ubuntu下pip的升级</text:p>
      <text:p text:style-name="Standard"/>
      <text:p text:style-name="Standard">Pip3在ubuntu下升级 使用pip3 installl upgrade pip </text:p>
      <text:p text:style-name="Standard">这时候修改 usr/bin/pip3文件</text:p>
      <text:p text:style-name="Standard"/>
      <text:p text:style-name="Standard"/>
      <text:p text:style-name="P4"><text:span text:style-name="T2">from pip import</text:span><text:span text:style-name="T3"> __main__</text:span></text:p>
      <text:p text:style-name="P2">if __name__ == '__main__':</text:p>
      <text:p text:style-name="P5"><text:span text:style-name="T2">sys.exit(</text:span><text:span text:style-name="T3">__main__._</text:span><text:span text:style-name="T2">main())</text:span></text:p>
      <text:p text:style-name="P6">修改成这样 <text:s text:c="2"/>就可以解决更新问题。</text:p>
      <text:p text:style-name="Standard"/>
      <text:p text:style-name="Standard"/>
      <text:p text:style-name="Standard">3.在Xavier A上运行 Tensort的SSD_sample模型。</text:p>
      <text:p text:style-name="Standard"/>
      <text:p text:style-name="Standard">首先下载ssd模型 https://drive.google.com/file/d/0BzKzrI_SkD1_WVVTSmQxU0dVRzA/view</text:p>
      <text:p text:style-name="Standard"/>
      <text:p text:style-name="Standard">接着按照<text:a xlink:type="simple" xlink:href="https://docs.nvidia.com/deeplearning/sdk/tensorrt-sample-support-guide/index.html#sample_ssd" text:style-name="Internet_20_link" text:visited-style-name="Visited_20_Internet_20_Link">https://docs.nvidia.com/deeplearning/sdk/tensorrt-sample-support-guide/index.html#sample_ssd</text:a> <text:s/>开发文档进行更改</text:p>
      <text:p text:style-name="Standard"/>
      <text:p text:style-name="Standard"><text:soft-page-break/>每个生成都必须要 sudo 否则会报错。</text:p>
      <text:p text:style-name="Standard"/>
      <text:p text:style-name="Standard"/>
      <text:p text:style-name="Standard">2019 07 18</text:p>
      <text:p text:style-name="Standard"/>
      <text:p text:style-name="Standard">配置CUDA</text:p>
      <text:list xml:id="list8566169228517174985" text:style-name="WWNum1">
        <text:list-item>
          <text:p text:style-name="P16">sudo gedit <text:s/>~/.bashrc </text:p>
        </text:list-item>
        <text:list-item>
          <text:p text:style-name="P16">在bashec末尾添加</text:p>
        </text:list-item>
        <text:list-item>
          <text:p text:style-name="P16">export PATH=/usr/local/cuda-10.0/bin${PATH:+:${PATH}}</text:p>
        </text:list-item>
        <text:list-item>
          <text:p text:style-name="P16">export LD_LIBRARY_PATH</text:p>
        </text:list-item>
      </text:list>
      <text:p text:style-name="P9">=/usr/local/cuda-10.0/lib64${LD_LIBRARY_PATH:+:${LD_LIBRARY_PATH}}</text:p>
      <text:p text:style-name="P7">使配置生效，并关闭终端。继续配置</text:p>
      <text:list xml:id="list162623024125103" text:continue-numbering="true" text:style-name="WWNum1">
        <text:list-item>
          <text:p text:style-name="P16">source ~/.bashrc</text:p>
        </text:list-item>
        <text:list-item>
          <text:p text:style-name="P16">继续在etc/profile配置</text:p>
        </text:list-item>
        <text:list-item>
          <text:p text:style-name="P16">sudo gedit /etc/profile</text:p>
        </text:list-item>
        <text:list-item>
          <text:p text:style-name="P16">末尾添加</text:p>
        </text:list-item>
        <text:list-item>
          <text:p text:style-name="P16">PATH=/usr/local/cuda/bin:$PATH</text:p>
        </text:list-item>
        <text:list-item>
          <text:p text:style-name="P16">export PATH</text:p>
        </text:list-item>
        <text:list-item>
          <text:p text:style-name="P16">使配置生效</text:p>
        </text:list-item>
        <text:list-item>
          <text:p text:style-name="P16">source /etc/profile</text:p>
        </text:list-item>
        <text:list-item>
          <text:p text:style-name="P16">添加lib库路径</text:p>
        </text:list-item>
        <text:list-item>
          <text:p text:style-name="P16">sudo gedit /etc/ld.so.conf.d/cuda.conf</text:p>
        </text:list-item>
        <text:list-item>
          <text:p text:style-name="P16">加入内容</text:p>
        </text:list-item>
        <text:list-item>
          <text:p text:style-name="P16">/usr/local/cuda/lib64</text:p>
        </text:list-item>
        <text:list-item>
          <text:p text:style-name="P16">使配置生效</text:p>
        </text:list-item>
        <text:list-item>
          <text:p text:style-name="P16">Sudo ldconfig</text:p>
        </text:list-item>
      </text:list>
      <text:p text:style-name="Standard"/>
      <text:p text:style-name="Standard">最后验证配置是否生效，在cuda10.0中sample里打开deviceQuery</text:p>
      <text:p text:style-name="Standard">Make</text:p>
      <text:p text:style-name="Standard"/>
      <text:p text:style-name="Standard">然后执行</text:p>
      <text:p text:style-name="Standard">查看是否输出显卡信息.</text:p>
      <text:p text:style-name="Standard"/>
      <text:p text:style-name="Standard">2019 07 22</text:p>
      <text:p text:style-name="Standard">安装onnx遇见的问题</text:p>
      <text:p text:style-name="P3">sudo apt-get install protobuf-compiler libprotoc-dev</text:p>
      <text:p text:style-name="Standard">首先安装前置支持库</text:p>
      <text:p text:style-name="Standard">然后设置国内pip源进行下载</text:p>
      <text:p text:style-name="Standard">1.sudo python3 –m pip install –index-url <text:a xlink:type="simple" xlink:href="https://pypi.douban.com/simple" text:style-name="Internet_20_link" text:visited-style-name="Visited_20_Internet_20_Link">https://pypi.douban.com/simple</text:a> pycuda</text:p>
      <text:p text:style-name="Standard"/>
      <text:p text:style-name="Standard"/>
      <text:p text:style-name="Standard">安装pycuda遇见的问题 综述</text:p>
      <text:p text:style-name="Standard"/>
      <text:p text:style-name="Standard">首先安装pycuda 需要下载cuda，cuda安装完成后，参考上述对cuda进行环境配置。</text:p>
      <text:p text:style-name="P8"><text:soft-page-break/>接着安装pycuda时出现， src/cpp/cuda:hpp:14:18fatal error: cuda.h:no such file or directory问题时.</text:p>
      <text:p text:style-name="P8">把cuda.h所在的/usr/local/cuda-10.0/bin 添加到root里</text:p>
      <text:p text:style-name="P8"/>
      <text:list xml:id="list6974318531438401782" text:style-name="WWNum2">
        <text:list-item>
          <text:p text:style-name="P17">sudo su</text:p>
        </text:list-item>
        <text:list-item>
          <text:p text:style-name="P17">export PATH=/usr/local/cuda-10.0/bin:/usr/local/cuda/bin:$PATH</text:p>
        </text:list-item>
        <text:list-item>
          <text:p text:style-name="P17">.sudo python3 –m pip install –index-url <text:a xlink:type="simple" xlink:href="https://pypi.douban.com/simple" text:style-name="Internet_20_link" text:visited-style-name="Visited_20_Internet_20_Link">https://pypi.douban.com/simple</text:a> pycuda</text:p>
        </text:list-item>
      </text:list>
      <text:p text:style-name="List_20_Paragraph"/>
      <text:p text:style-name="List_20_Paragraph"/>
      <text:p text:style-name="P10">2019 07 25</text:p>
      <text:p text:style-name="P10"/>
      <text:p text:style-name="P10"/>
      <text:p text:style-name="P10">在调用gsml摄像头遇到的问题。</text:p>
      <text:p text:style-name="P10">官方的<text:span text:style-name="T4">ISP层是包含在系统中的，在安装opencv 3.4.6 并对其源码进行编译后，使用cv2 python接口对摄像头进行调用，出现各类错误，缺少各类包，成功安装后，仍无法使用。</text:span></text:p>
      <text:p text:style-name="P10"/>
      <text:p text:style-name="P10">在官方的drivework中有调用官方<text:span text:style-name="T5">API的代码案例</text:span></text:p>
      <text:p text:style-name="P12">/usr/local/driveworks-2.0/samples/src/sensors/camera/camera_gmsl </text:p>
      <text:p text:style-name="P12">包含源代码 <text:s/>cmake存在错误，修改MakeLists文件后，对源程序进行编译，找不到依赖库包。（未解决库包依赖问题）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2019 07 26</text:p>
      <text:p text:style-name="P11"/>
      <text:p text:style-name="P11">nvidia <text:s/>当xavier a，b发生hdmi无显示问题时的解决方案。</text:p>
      <text:p text:style-name="P11"/>
      <text:p text:style-name="P11">故障类型：屏幕黑屏无信号输入，通过网线共享网络时无法给其分配ip地址，应该是系统初始化失败，没有进入系统。</text:p>
      <text:p text:style-name="P11"/>
      <text:p text:style-name="P11">解决方法：</text:p>
      <text:p text:style-name="P11">1.重启xavier后无法解决</text:p>
      <text:p text:style-name="P11">2. 官方论坛解决方案是，对系统进行重新刷写。刷写成功后，仍无法进入系统。</text:p>
      <text:p text:style-name="P11">3.最后通过minicom tty6 对系统进行远程端口登入 ，进入系统，然后恢复输出。</text:p>
      <text:p text:style-name="P11"/>
      <text:p text:style-name="P11">（未找到具体科学解决方案）</text:p>
      <text:p text:style-name="P11">发生时，多等等。</text:p>
      <text:p text:style-name="P11"/>
      <text:p text:style-name="P11"/>
      <text:p text:style-name="P11"><text:soft-page-break/></text:p>
      <text:p text:style-name="P13">2019 07 <text:s/><text:span text:style-name="T6">2</text:span>9</text:p>
      <text:p text:style-name="P13"/>
      <text:p text:style-name="P13"/>
      <text:p text:style-name="P14">https://blog.csdn.net/qq_27261889/article/details/80785060</text:p>
      <text:p text:style-name="P10"/>
      <text:p text:style-name="P10"/>
      <text:p text:style-name="P19">cpture-------→convert_to_yuv(ipp)-----→jpeg-----------→yuv---------→.h24 -----eglstream</text:p>
      <text:p text:style-name="P19"/>
      <text:p text:style-name="P19"/>
      <text:p text:style-name="P19"/>
      <text:p text:style-name="P19">在不考虑训练模型支持格式的情况下<text:span text:style-name="T8">，采用深度学习模型对车位检测流程。</text:span></text:p>
      <text:p text:style-name="P19"/>
      <text:p text:style-name="P21">1. 摄像头capture ，ipp capture ，capture获得的是raw格式原始图像，单帧图像</text:p>
      <text:p text:style-name="P21">2.对raw图像进行编码，转成yuv格式</text:p>
      <text:p text:style-name="P21">3.转成yuv格式后，继续对图像处理，处理成深度学习模型需要的jpeg格式，</text:p>
      <text:p text:style-name="P21">4 深度学习模型对图像进行目标检测，并返回检测完成后的图像</text:p>
      <text:p text:style-name="P21">5 图像转yuv</text:p>
      <text:p text:style-name="P21">6 yuv转h264格式</text:p>
      <text:p text:style-name="P21">7 h264 送入eglstream 进行输出</text:p>
      <text:p text:style-name="P21">8在这里遇到了eglstream one producer one consumer的问题，即 单个consumer接收到producer提供的图像信息后，会关闭。多个producer发送多个h264时，consumer需要重复打开关闭，无法在打开期间接收所有帧信息，并输出。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2019 8. 1</text:p>
      <text:p text:style-name="P19"/>
      <text:p text:style-name="P19">解决eglstream <text:s text:c="2"/>多个producer提供stream信息，one consumer 不停接收，不关闭的问题。</text:p>
      <text:p text:style-name="P19"/>
      <text:p text:style-name="P19"><text:soft-page-break/></text:p>
      <text:p text:style-name="P19">在host-pc存在源码<text:span text:style-name="T7">，对源码进行查阅。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22">2018.8.1</text:p>
      <text:p text:style-name="P23">在host机安装opencv 3.4.6 遇见的找不到 <text:s/><text:span text:style-name="T9">hadow_umat.hpp</text:span>问题。</text:p>
      <text:p text:style-name="P22"/>
      <text:p text:style-name="P22">opencv可以直接在库中安装，但是版本太低，且存在错误。</text:p>
      <text:p text:style-name="P22"/>
      <text:p text:style-name="P22">在github下载 opencv 3.4.6 sources包</text:p>
      <text:p text:style-name="P22"/>
      <text:p text:style-name="P19">编译之后 安装</text:p>
      <text:p text:style-name="P19"/>
      <text:p text:style-name="P19"/>
      <text:p text:style-name="P20">在gooogle找到 <text:s text:c="5"/>找不到<text:span text:style-name="T9">hadow_umat.hpp问题的解决方案</text:span></text:p>
      <text:p text:style-name="P20"/>
      <text:p text:style-name="P20">在python中文件夹名和库名冲突导致<text:span text:style-name="T9">，</text:span></text:p>
      <text:p text:style-name="P20">只要将opecv<text:span text:style-name="T9">2（自己创建的文件夹，用来放opencv的）改名，或者直接解压源码就可以。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 style:font-family-generic="roman" style:font-pitch="variable"/>
    <style:font-face style:name="等线" svg:font-family="等线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  <style:font-face style:name="等线1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等线" fo:font-size="10.5pt" fo:language="en" fo:country="US" style:letter-kerning="true" style:font-name-asian="等线1" style:font-size-asian="10.5pt" style:language-asian="zh" style:country-asian="CN" style:font-name-complex="Noto Sans CJK SC Regular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等线" fo:font-size="10.5pt" fo:language="en" fo:country="US" style:letter-kerning="true" style:font-name-asian="等线1" style:font-size-asian="10.5pt" style:language-asian="zh" style:country-asian="CN" style:font-name-complex="Noto Sans CJK SC Regular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TML_20_预设格式_20_字符" style:display-name="HTML 预设格式 字符" style:family="text" style:parent-style-name="Default_20_Paragraph_20_Font"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HTML_20_Code" style:display-name="HTML Code" style:family="text" style:parent-style-name="Default_20_Paragraph_20_Font">
      <style:text-properties style:font-name="宋体" fo:font-family="宋体" style:font-family-generic="roman" style:font-pitch="variable" fo:font-size="12pt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token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66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4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149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88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6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37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11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85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423cm" style:layout-grid-ruby-height="0.127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zf</meta:initial-creator>
    <meta:editing-cycles>28</meta:editing-cycles>
    <meta:creation-date>2019-07-16T21:30:00</meta:creation-date>
    <dc:date>2019-08-01T16:26:22.918181477</dc:date>
    <meta:editing-duration>PT19H1M7S</meta:editing-duration>
    <meta:generator>LibreOffice/5.1.6.2$Linux_X86_64 LibreOffice_project/10m0$Build-2</meta:generator>
    <meta:document-statistic meta:table-count="0" meta:image-count="0" meta:object-count="0" meta:page-count="5" meta:paragraph-count="97" meta:word-count="1210" meta:character-count="3163" meta:non-whitespace-character-count="3009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